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5"/>
    <style:style style:name="P2" style:family="paragraph" style:parent-style-name="Text_20_body" style:list-style-name="L6"/>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typical program in Bellman's GAP (Grammars, Algebras and Products) contains four elements:</text:p>
      <text:list xml:id="list1561889440" text:style-name="L1">
        <text:list-item>
          <text:p text:style-name="P3">a <text:span text:style-name="T3">signature</text:span>, defining functions available in grammars and must be implemented algebras</text:p>
        </text:list-item>
        <text:list-item>
          <text:p text:style-name="P3">one or more <text:span text:style-name="T4">algebras</text:span>, evaluating a candidate from the search space and selecting the “best” one out of many</text:p>
        </text:list-item>
        <text:list-item>
          <text:p text:style-name="P3">one or more <text:span text:style-name="T4">grammars</text:span>, spanning all candidates of the search space in a combinatorial way</text:p>
        </text:list-item>
        <text:list-item>
          <text:p text:style-name="P3">one or more <text:span text:style-name="T4">instances</text:span>, applying a product of algebras on one grammar</text:p>
        </text:list-item>
      </text:list>
      <text:p text:style-name="Standard"/>
      <text:h text:style-name="Heading_20_2" text:outline-level="2">Naming conventions</text:h>
      <text:p text:style-name="Standard">Although GAP-L (Bellman's GAP language) allows arbitrary names, i.e. they must match the regular expression [A-Z_a-z][A-Z_a-z0-9]*, for signatures, algebras and grammars, we restrict ourselves for a better reading to the following naming convention:</text:p>
      <text:list xml:id="list1930449895" text:style-name="L2">
        <text:list-item>
          <text:p text:style-name="P4">signature names start with the prefix “sig_”</text:p>
        </text:list-item>
        <text:list-item>
          <text:p text:style-name="P4">algebra names start with the prefix “alg_”</text:p>
        </text:list-item>
        <text:list-item>
          <text:p text:style-name="P4">grammar names start with the prefix “gra_”</text:p>
          <text:list>
            <text:list-item>
              <text:p text:style-name="P4">for large grammars, sub-fragments are outsourced in files starting with “grapart_”</text:p>
            </text:list-item>
          </text:list>
        </text:list-item>
      </text:list>
      <text:p text:style-name="Standard">We don't have a naming convention for instances, since they appear in a program just once.</text:p>
      <text:p text:style-name="Standard"/>
      <text:p text:style-name="Standard">Names and file extensions for source code files can be chosen freely, but we tend to use “.gap” for the file extension.</text:p>
      <text:h text:style-name="Heading_20_2" text:outline-level="2">Repository content</text:h>
      <text:p text:style-name="Standard">This repository is a collection of components (algebras, grammars, …) for dynamic programming problems covering RNA secondary structure predictions. It covers the fields of:</text:p>
      <text:list xml:id="list1888863541" text:style-name="L3">
        <text:list-item>
          <text:p text:style-name="P5">single structure prediction (similar to RNAfold),</text:p>
        </text:list-item>
        <text:list-item>
          <text:p text:style-name="P5">prediction of structures for alignments (similar to RNAalifold) [filenames with “ali_”], </text:p>
        </text:list-item>
        <text:list-item>
          <text:p text:style-name="P5">sequence structure evaluation (similar to RNAeval) [filenames with “eval_”] and </text:p>
        </text:list-item>
        <text:list-item>
          <text:p text:style-name="P5">pseudoknot prediction (similar to pknotsRG and pKiss) [filenames with “pknot_”].</text:p>
          <text:p text:style-name="P5"/>
        </text:list-item>
      </text:list>
      <text:p text:style-name="Standard">Due to different handling of dangling bases we provide the four different grammars (for details see “Lost in Foldingspace?”)</text:p>
      <text:list xml:id="list935777359" text:style-name="L4">
        <text:list-item>
          <text:p text:style-name="P6">“nodangle” (no energy contributions of dangling bases at all),</text:p>
        </text:list-item>
        <text:list-item>
          <text:p text:style-name="P6">“overdangle” (available or not, bases next to a stem always dangle from both sides to this stem),</text:p>
        </text:list-item>
        <text:list-item>
          <text:p text:style-name="P6">“microstate” (by increasing the search space a lot, best of all four possibilities for dangling onto a stem is selected. OK for MFE computations, but wrong for probabilistic analyses) and</text:p>
        </text:list-item>
        <text:list-item>
          <text:p text:style-name="P6">“macrostate” (unambiguous handling of dangling bases, i.e. no search space inflation and dangling only available bases onto a stem. Violating Bellman's principle of optimality for MFE computations, but correct for probabilistic analyses by using a four component vector, instead of a single partition function value)</text:p>
        </text:list-item>
      </text:list>
      <text:h text:style-name="Heading_20_2" text:outline-level="2">Repository structure</text:h>
      <text:p text:style-name="Text_20_body">We massively use GAP-L's functionality of including source code fragments to maintain a clear structure of available components. Another advantage is the re-usability of components if they share the same signature. </text:p>
      <text:p text:style-name="Text_20_body">The following signatures are available in the subdirectory “Signatures”:</text:p>
      <text:list xml:id="list1481611737" text:style-name="L5">
        <text:list-item>
          <text:p text:style-name="P1"><text:soft-page-break/>Signatures/sig_foldrna.gap: for RNA structure predictions without pseudoknots. This signature comprises functions for all four types of grammars (nodangle, overdangle, microstate and macrostate). Thus, it is possible to interchange most of the algebras, only those regarding different dangling effects must be specialized versions. A mild disadvantage is a number of warnings “unused signature symbols” if we compile programs with grammars that do not use all of those functions, which is the case for nodangle, overdangle and microstate. The signature is general enough to handle single sequence of alignment inputs for structure prediction tasks.</text:p>
        </text:list-item>
        <text:list-item>
          <text:p text:style-name="P1">Signatures/sig_eval_foldrna.gap: The problem of evaluating the free energy of a given primary RNA sequence and secondary structure becomes a two track application. The first track reads the sequence, the second track the structure. To inform GAP-C (Bellman's GAP compiler) about the ordering of the tracks we need this specialized signature, although the grammar structure remains the same. A further specialty for this problem is that we always read the same number of terminal symbols in both tracks, thus we would not need separate moving bounderies for both tracks. Unfortunately, GAP-C doesn't recognize this and we have to manually adapt the generated code to gain efficient code.</text:p>
        </text:list-item>
        <text:list-item>
          <text:p text:style-name="P1">Signatures/sig_pknot_foldrna.gap: As long as GAP-L does not support extension of signatures, we provide a separate signature for RNA predictions including pseudoknots (for the two classes of pknotsRG and pKiss). Furthermore, to handle dangling bases, we need a mechanism to address the inward partners of the terminal pseudoknot stems. In our case, this mechanism is an answer tuple for some of the signature functions. Thus, besides the normal sort “comp”, we need a second “sort”, called “compKnot”.</text:p>
        </text:list-item>
      </text:list>
      <text:p text:style-name="Text_20_body">The following grammars uses one of the three previously described signatures to span a search space:</text:p>
      <text:list xml:id="list1328403434" text:style-name="L6">
        <text:list-item>
          <text:p text:style-name="P2">Grammars/gra_nodangle.gap: This grammar captures the ideas of Stefan Wuchty for describing all possible, nested, secondary structures for a given RNA sequence. Dangling bases are not considered. Each Hairpin must have at least three unpaired bases in its loop. Bulge loops have no size restrictions (other than in the Vienna package, where they are limited to 30 bases). Both unpaired regions of an internal loop are restricted to a maximal size of 30 bases (in the Vienna package, the <text:span text:style-name="T1">sum</text:span> of both regions might not exceed 30 bases). Lonely base-pairs are not allowed (option --noLP in the Vienna package).</text:p>
        </text:list-item>
        <text:list-item>
          <text:p text:style-name="P2">Grammars/gra_overdangle.gap: Is essentially a copy of Grammars/gra_nodangle.gap, but we want to keep names clear. The difference stems from different MFE or partition function algebras, not different grammars.</text:p>
        </text:list-item>
        <text:list-item>
          <text:p text:style-name="P2">Grammars/gra_microstate.gap: Compared to Grammars/gra_nodangle.gap, each terminal base-pair of a stem is now considered to be dangled onto in four different ways: not at all (drem), only upstream neighboring base dangles (edl), only downstream neighboring base dangles (edr) or upstream and downstream neighboring bases dangle both (edlr). The same holds for stems within multiloops: ml, mldl, mldr, mldlr. While this is a conceptional clean, it inflates the search space and makes the grammar semantically ambiguous regarding the Vienna-Dot-Bracket notation.</text:p>
        </text:list-item>
        <text:list-item>
          <text:p text:style-name="P2">Grammars/gra_macrostate.gap: A much more elaborate grammar to enumerate the same structures as Grammars/gra_nodangle.gap, but - in principle – in an semantically unambiguous way regarding the Vienna-Dot-Bracket notation. Practically, it violates Bellman's principle of optimality when used for MFE computations, but with delivers correct results for a probabilistic analysis by using a four component answer tuple.</text:p>
        </text:list-item>
        <text:list-item>
          <text:p text:style-name="P2">Grammars/gra_nodangle_lp.gap: A <text:s/>Grammars/gra_nodangle.gap version, where lonely base-<text:soft-page-break/>pairs are allowed.</text:p>
        </text:list-item>
        <text:list-item>
          <text:p text:style-name="P2">Grammars/gra_overdangle_lp.gap: A <text:s/>Grammars/gra_overdangle .gap version, where lonely base-pairs are allowed.</text:p>
        </text:list-item>
        <text:list-item>
          <text:p text:style-name="P2">Grammars/gra_microstate_lp.gap: A <text:s/>Grammars/gra_microstate .gap version, where lonely base-pairs are allowed.</text:p>
        </text:list-item>
        <text:list-item>
          <text:p text:style-name="P2">Grammars/gra_macrostate.gap: A <text:s/>Grammars/gra_macrostate .gap version, where lonely base-pairs are allowed.</text:p>
        </text:list-item>
        <text:list-item>
          <text:p text:style-name="P2">Grammars/gra_ali_nodangle.gap: Folding an alignment instead of a single RNA sequence is very similar. Instead of parsing / scoring single nucleotides we now deal with whole alignment columns. Due to gaps, the problem becomes a bit more complicated, because it is no longer clear what a base-pair is. For single sequences a base-pairs is </text:p>
        </text:list-item>
        <text:list-item>
          <text:p text:style-name="P2">Grammars/</text:p>
        </text:list-item>
        <text:list-item>
          <text:p text:style-name="P2">Grammars/gra_nodangle_lp.gap: The same as Grammars/gra_nodangle.gap, but lonely base-pairs are allow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 Janssen</meta:initial-creator>
    <meta:creation-date>2012-11-09T14:07:04</meta:creation-date>
    <dc:date>2012-11-09T16:21:33</dc:date>
    <dc:creator>Stefan Janssen</dc:creator>
    <meta:editing-duration>PT1H59M19S</meta:editing-duration>
    <meta:editing-cycles>8</meta:editing-cycles>
    <meta:generator>LibreOffice/3.3$Unix LibreOffice_project/330m19$Build-401</meta:generator>
    <meta:document-statistic meta:table-count="0" meta:image-count="0" meta:object-count="0" meta:page-count="3" meta:paragraph-count="42" meta:word-count="1083" meta:character-count="7343"/>
  </office:meta>
</office:document-meta>
</file>